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 / Grep / Sor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Hands 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header>
                <text:p/>
                <text:p>$string = </text:p>
                <text:p><text:s text:c="2"/>join ' ', </text:p>
                <text:p><text:s text:c="2"/>sort { $b cmp $a } </text:p>
                <text:p><text:s text:c="2"/>map { uc $_ } </text:p>
                <text:p><text:s text:c="2"/>grep { $_ eq ucfirst $_ } </text:p>
                <text:p><text:s text:c="2"/>split / /, $string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with the string, “Just another Perl hacker,”</text:p>
              </text:list-item>
              <text:list-item>
                <text:p>Split it into words. Don't worry about the comma.</text:p>
              </text:list-item>
              <text:list-item>
                <text:p>Generate a list that retains only words that start with capital letters.</text:p>
              </text:list-item>
              <text:list-item>
                <text:p>Transform that new list to all upper-case letters.</text:p>
              </text:list-item>
              <text:list-item>
                <text:p>Sort the transformed list in descending order.</text:p>
              </text:list-item>
              <text:list-item>
                <text:p>Join them back together with a space.</text:p>
              </text:list-item>
              <text:list-item>
                <text:p>Print th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tw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actor to eliminate all explicit variables.</text:p>
              </text:list-item>
              <text:list-item>
                <text:p>Put the entire transform into a subroutine that accepts any arbitrary str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e a subroutine that sorts any arbitrary list of words, with priority given to the last letters rather than the first</text:p>
                <text:list>
                  <text:list-item>
                    <text:p>John Brown =&gt; nworB &gt; nhoJ =&gt; John Brown</text:p>
                  </text:list-item>
                  <text:list-item>
                    <text:p>A normal sort would have produced Brown Joh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 3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mplement a Schwartzian Transform to sort a shuffled list of string numbers “one” through “ten” on their numeric value.</text:p>
                <text:list>
                  <text:list-item>
                    <text:p>A crossreference hash will be useful.</text:p>
                    <text:p/>
                    <text:p/>
                  </text:list-item>
                </text:list>
              </text:list-item>
              <text:list-item>
                <text:p>Note: Hash lookups are so fast that the ST will actually be slower than a direct approach, but it's a good practice exer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6:41:43.616827494</meta:creation-date>
    <dc:date>2014-07-10T15:48:12.388039321</dc:date>
    <meta:editing-duration>PT26M26S</meta:editing-duration>
    <meta:editing-cycles>5</meta:editing-cycles>
    <meta:generator>LibreOffice/4.2.4.2$Linux_X86_64 LibreOffice_project/420m0$Build-2</meta:generator>
    <meta:document-statistic meta:object-count="45"/>
  </office:meta>
</office:document-meta>
</file>